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07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4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7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grain weight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lbs</text:p>
          </table:table-cell>
        </table:table-row>
        <table:table-row table:style-name="ro2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5" office:value-type="float" office:value="1.48" calcext:value-type="float">
            <text:p>1.48</text:p>
          </table:table-cell>
          <table:table-cell office:value-type="string" calcext:value-type="string">
            <text:p>quarts/lb</text:p>
          </table:table-cell>
        </table:table-row>
        <table:table-row table:style-name="ro2">
          <table:table-cell/>
          <table:table-cell table:style-name="ce3" office:value-type="string" calcext:value-type="string">
            <text:p>water</text:p>
          </table:table-cell>
          <table:table-cell table:style-name="ce3" table:formula="of:=[.C3]*[.C2]" office:value-type="float" office:value="26.048" calcext:value-type="float">
            <text:p>26.048</text:p>
          </table:table-cell>
          <table:table-cell table:style-name="ce3" office:value-type="string" calcext:value-type="string">
            <text:p>quarts</text:p>
          </table:table-cell>
        </table:table-row>
        <table:table-row table:style-name="ro2">
          <table:table-cell/>
          <table:table-cell table:style-name="ce3" office:value-type="string" calcext:value-type="string">
            <text:p>water</text:p>
          </table:table-cell>
          <table:table-cell table:style-name="ce6" table:formula="of:=QUOTIENT([.C3]*[.C2];2) &amp; &quot;gr and &quot; &amp; ROUND(MOD([.C3]*[.C2];2)*32/8;2)&amp;&quot;cp&quot;" office:value-type="string" office:string-value="13gr and 0.19cp" calcext:value-type="string">
            <text:p>13gr and 0.19cp</text:p>
          </table:table-cell>
          <table:table-cell table:style-name="ce3" office:value-type="string" calcext:value-type="string">
            <text:p>growlers/cups</text:p>
          </table:table-cell>
        </table:table-row>
        <table:table-row table:style-name="ro2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7" table:formula="of:=ROUND(0.2/[.C3]*([.C7]-[.C6])+[.C7];0)" office:value-type="float" office:value="166" calcext:value-type="float">
            <text:p>166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table:style-name="ce4" office:value-type="string" calcext:value-type="string">
            <text:p>TUN TEMP:</text:p>
          </table:table-cell>
          <table:table-cell table:style-name="ce4" table:formula="of:=[.C9]+[.C8]" office:value-type="float" office:value="172" calcext:value-type="float">
            <text:p>172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Grain Bi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o Row Pale</text:p>
          </table:table-cell>
          <table:table-cell office:value-type="string" calcext:value-type="string">
            <text:p>7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colate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Patent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80L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 Smoked</text:p>
          </table:table-cell>
          <table:table-cell office:value-type="string" calcext:value-type="string">
            <text:p>2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op Schedu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ggles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/>
        </table:table-row>
        <table:table-row table:style-name="ro2">
          <table:table-cell office:value-type="string" calcext:value-type="string">
            <text:p>Goldings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30min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Ye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tish Ale Yea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8:01:39.205302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11-12T18:07:58.852324784</dc:date>
    <meta:editing-duration>PT11H27M17S</meta:editing-duration>
    <meta:editing-cycles>6</meta:editing-cycles>
    <meta:generator>LibreOffice/4.2.6.3$Linux_X86_64 LibreOffice_project/420m0$Build-3</meta:generator>
    <meta:print-date>2014-11-12T18:05:08.957612880</meta:print-date>
    <meta:document-statistic meta:table-count="1" meta:cell-count="56" meta:object-count="0"/>
  </office:meta>
</office:document-meta>
</file>